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1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olomon Sebag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April 1853</text:p>
      <text:p text:style-name="P2">Month<text:tab/><text:tab/><text:tab/><text:tab/><text:tab/><text:tab/>April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London/</text:p>
      <text:p text:style-name="P4">13 Bevis[?]/</text:p>
      <text:p text:style-name="P4">April 11th(/)53/</text:p>
      <text:p text:style-name="P2">Dear Sir/</text:p>
      <text:p text:style-name="P2"><text:span text:style-name="T1"><text:tab/>I now take my pen in hand to reply to your/ letter of the 16</text:span><text:span text:style-name="T2">th</text:span><text:span text:style-name="T1"> ult. <text:s/>I must commence by stating at once/ that on the receipt of your letter I consulted with my/ friends who, as any one might expect, advised me to accept/ of your liberal offer. <text:s/>I also consulted my chief friend, my/ parent. <text:s/>She read your letter. <text:s/>She did not reply directly/ either in the negative or affirmative, but said it would be/ a difficult thing, for me to leave her, not having any one/ to or any thing for her; and with respect to your proposal/ of sending for her after I had been settled in your coun/try, </text:span><text:span text:style-name="T3">that</text:span><text:span text:style-name="T4">, she would not acquiesce in, as she has said/ she could never have the resolution to cross the seas/ in her state of health, being not a very favorable;/ hence to be brief I thought it was preferable to sacrifice my/ interest for her sake and relenquish the idea of leaving her/ for the present. <text:s/>Having thus stated to you my inten/tions permit me </text:span><text:soft-page-break/><text:span text:style-name="T4">to express to you my sincere/ thanks for the offer you have made to me, for the/ trouble you have taken in endeavouring to pro-/mote my interests, you well knowing that the/ prospects of those in my profession, being here but/ few and distant; I assure you, Sir, that I could/</text:span></text:p>
      <text:p text:style-name="P5"/>
      <text:p text:style-name="P5">[Page 2]</text:p>
      <text:p text:style-name="P5">not have expected more kindness from any dearer/ friend than you have shown towards me; that I/ cannot avail myself of it, is clear by the cir-/cumstances just explained. <text:s/>How to repay you I know/ not. <text:s/>I only trust that you will accept the words/ I with for the deeds. <text:s/>I have endeavoured accord/ing to your respect, to avoid mentioning your name/ in the whole affair—Now for a few words concerning/ general affairs. <text:s/>The first thing I have to name to/ you is sad, one which I suppose you have heard of/ by the demise of the Revd. D. Meldola, which no doubt/ will cause another change in Portuguese affairs, Mr Hahn/on being now left the presiding [Hebrew] Dayan. <text:s/>The Gentle/men of the Inahomad have resolved to establish a/ branch Synagogue at the West End of the town; but as they/ transact their affairs in a very slow manner, I/ cannot write to you with any certainty until it/ is finished. <text:s/>They intend, I believe testing a place/ for three years; furthermore I know not. <text:s/>Our schools/ are going on favorably but not doing any great/ wonders. <text:s/>The committee of the Orphans are educa/ting one of your pupils, Nette, in the Scholastic/ profession. <text:s/>They have sent him to the City of London/ School for English and to Mr. Abrahams for Hebrew./ <text:s/>The College appears to progress but slowly. <text:s/>Concerning/ the enquiries of Mr M. C. D. Azevedo, I can inform him/ myself, without reference to Mr. Almosnino his/ uncle Mr Aaron Cohen D. Azevedo died some time/ since, and his cousin Miss Reynas Hamson is still/ alive and well, one cousin of his has gone to/ Australia. <text:s/>I will send some of my books at the ear/liest opportunity. <text:s/>I must now draw my letter to/ a close, again thanking you for your kindness,/ and wishing you long life and happiness, and/</text:p>
      <text:p text:style-name="P5"><text:tab/>remain/</text:p>
      <text:p text:style-name="P5"><text:tab/>Yours truly/</text:p>
      <text:p text:style-name="P5"><text:tab/>Solomon Seba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3:34:50</meta:creation-date>
    <dc:date>2011-12-12T11:28:21.30</dc:date>
    <dc:language>en-US</dc:language>
    <meta:editing-cycles>3</meta:editing-cycles>
    <meta:editing-duration>PT00H02M37S</meta:editing-duration>
    <dc:creator>Penn Libraries</dc:creator>
    <meta:document-statistic meta:table-count="0" meta:image-count="0" meta:object-count="0" meta:page-count="3" meta:paragraph-count="71" meta:word-count="723" meta:character-count="4315"/>
    <meta:user-defined meta:name="Info 1"/>
    <meta:user-defined meta:name="Info 2"/>
    <meta:user-defined meta:name="Info 3"/>
    <meta:user-defined meta:name="Info 4"/>
  </office:meta>
</office:document-meta>
</file>